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u1" style:family="ruby">
      <style:ruby-properties style:ruby-align="left" loext:ruby-position="inter-charac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ruby text:style-name="Ru1"><text:ruby-base>上</text:ruby-base><text:ruby-text>ㄕㄤˋ</text:ruby-text></text:ruby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1:15:06.571311395</meta:creation-date>
    <dc:date>2018-01-25T07:50:24.737379118</dc:date>
    <meta:editing-duration>PT50S</meta:editing-duration>
    <meta:editing-cycles>2</meta:editing-cycles>
    <meta:generator>LibreOfficeDev/6.1.0.0.alpha0$Linux_X86_64 LibreOffice_project/bed16d110af2d9df836d26a4d7e132459318ecc4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